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d1f2" officeooo:paragraph-rsid="0018d1f2"/>
    </style:style>
    <style:style style:name="P2" style:family="paragraph" style:parent-style-name="Standard">
      <style:text-properties fo:font-weight="bold" officeooo:rsid="0018d1f2" officeooo:paragraph-rsid="0018d1f2" style:font-weight-asian="bold" style:font-weight-complex="bold"/>
    </style:style>
    <style:style style:name="P3" style:family="paragraph" style:parent-style-name="Standard">
      <style:text-properties fo:font-weight="bold" officeooo:rsid="001ed3c2" officeooo:paragraph-rsid="001ed3c2" style:font-weight-asian="bold" style:font-weight-complex="bold"/>
    </style:style>
    <style:style style:name="P4" style:family="paragraph" style:parent-style-name="Standard">
      <style:text-properties fo:font-weight="bold" officeooo:rsid="001f445b" officeooo:paragraph-rsid="001f445b" style:font-weight-asian="bold" style:font-weight-complex="bold"/>
    </style:style>
    <style:style style:name="P5" style:family="paragraph" style:parent-style-name="Standard">
      <style:text-properties fo:font-weight="bold" officeooo:rsid="001f445b" officeooo:paragraph-rsid="0020289a" style:font-weight-asian="bold" style:font-weight-complex="bold"/>
    </style:style>
    <style:style style:name="P6" style:family="paragraph" style:parent-style-name="Standard">
      <style:text-properties fo:font-weight="bold" officeooo:rsid="0020289a" officeooo:paragraph-rsid="0020289a" style:font-weight-asian="bold" style:font-weight-complex="bold"/>
    </style:style>
    <style:style style:name="P7" style:family="paragraph" style:parent-style-name="Standard">
      <style:text-properties fo:color="#ff0000" fo:font-size="14pt" fo:font-weight="bold" officeooo:rsid="001f445b" officeooo:paragraph-rsid="001f445b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ff0000" fo:font-size="14pt" fo:font-weight="bold" officeooo:rsid="001f445b" officeooo:paragraph-rsid="0020289a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ff0000" fo:font-weight="bold" officeooo:rsid="001f445b" officeooo:paragraph-rsid="001f445b" style:font-weight-asian="bold" style:font-weight-complex="bold"/>
    </style:style>
    <style:style style:name="P10" style:family="paragraph" style:parent-style-name="Standard">
      <style:text-properties fo:color="#ff0000" fo:font-weight="bold" officeooo:rsid="001f445b" officeooo:paragraph-rsid="0020289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16pt" fo:font-weight="bold" officeooo:rsid="001f445b" officeooo:paragraph-rsid="0020289a" fo:background-color="#ffff00" style:font-size-asian="16pt" style:font-weight-asian="bold" style:font-size-complex="16pt" style:font-weight-complex="bold"/>
    </style:style>
    <style:style style:name="P12" style:family="paragraph" style:parent-style-name="Table_20_Contents">
      <style:text-properties officeooo:rsid="001f445b" officeooo:paragraph-rsid="001f445b"/>
    </style:style>
    <style:style style:name="P13" style:family="paragraph" style:parent-style-name="Table_20_Contents">
      <style:text-properties officeooo:rsid="001f445b" officeooo:paragraph-rsid="0020289a"/>
    </style:style>
    <style:style style:name="P14" style:family="paragraph" style:parent-style-name="Table_20_Contents">
      <style:text-properties officeooo:paragraph-rsid="0020289a"/>
    </style:style>
    <style:style style:name="P15" style:family="paragraph" style:parent-style-name="Table_20_Contents">
      <style:text-properties officeooo:rsid="0020289a" officeooo:paragraph-rsid="0020289a"/>
    </style:style>
    <style:style style:name="P16" style:family="paragraph" style:parent-style-name="Table_20_Contents">
      <style:text-properties officeooo:rsid="00221e59" officeooo:paragraph-rsid="00221e59"/>
    </style:style>
    <style:style style:name="P17" style:family="paragraph" style:parent-style-name="Table_20_Contents">
      <style:text-properties officeooo:rsid="002411cb" officeooo:paragraph-rsid="002411cb"/>
    </style:style>
    <style:style style:name="T1" style:family="text">
      <style:text-properties officeooo:rsid="001eb26c"/>
    </style:style>
    <style:style style:name="T2" style:family="text">
      <style:text-properties officeooo:rsid="0020289a"/>
    </style:style>
    <style:style style:name="T3" style:family="text">
      <style:text-properties officeooo:rsid="00221e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OvA event rates <text:span text:style-name="T2">and efficiency</text:span></text:p>
      <text:p text:style-name="P11"><text:s/>for 8.85 x 10^20 POT, NH, \delta_CP = -\pi/2</text:p>
      <text:p text:style-name="P7"/>
      <text:p text:style-name="P9">I. nu_e mode</text:p>
      <text:p text:style-name="P6">Efficiency:<text:tab/>0.62</text:p>
      <text:p text:style-name="P4">Signal:<text:tab/>48</text:p>
      <text:p text:style-name="P4">Background:</text:p>
      <text:p text:style-name="P4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2">Total bckg</text:p>
          </table:table-cell>
          <table:table-cell table:style-name="Table1.A1" office:value-type="string">
            <text:p text:style-name="P12">nu_mu CC</text:p>
          </table:table-cell>
          <table:table-cell table:style-name="Table1.A1" office:value-type="string">
            <text:p text:style-name="P12">nu_mu NC</text:p>
          </table:table-cell>
          <table:table-cell table:style-name="Table1.D1" office:value-type="string">
            <text:p text:style-name="P12">nu_e beam</text:p>
          </table:table-cell>
        </table:table-row>
        <table:table-row>
          <table:table-cell table:style-name="Table1.A2" office:value-type="string">
            <text:p text:style-name="P12">20.5</text:p>
          </table:table-cell>
          <table:table-cell table:style-name="Table1.A2" office:value-type="string">
            <text:p text:style-name="P12">1.1</text:p>
          </table:table-cell>
          <table:table-cell table:style-name="Table1.A2" office:value-type="string">
            <text:p text:style-name="P12">6.6</text:p>
          </table:table-cell>
          <table:table-cell table:style-name="Table1.D2" office:value-type="string">
            <text:p text:style-name="P12">7.1</text:p>
          </table:table-cell>
        </table:table-row>
      </table:table>
      <text:p text:style-name="P4"/>
      <text:p text:style-name="P9">II. anti-nu_e mode</text:p>
      <text:p text:style-name="P6">Efficiency:<text:tab/>0.67</text:p>
      <text:p text:style-name="P4">Signal: <text:s/><text:tab/>6.47</text:p>
      <text:p text:style-name="P4">Background:</text:p>
      <text:p text:style-name="P4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2">Total bckg</text:p>
          </table:table-cell>
          <table:table-cell table:style-name="Table2.A1" office:value-type="string">
            <text:p text:style-name="P12">nu_mu CC</text:p>
          </table:table-cell>
          <table:table-cell table:style-name="Table2.A1" office:value-type="string">
            <text:p text:style-name="P12">nu_mu NC</text:p>
          </table:table-cell>
          <table:table-cell table:style-name="Table2.D1" office:value-type="string">
            <text:p text:style-name="P12">nu_e beam</text:p>
          </table:table-cell>
        </table:table-row>
        <table:table-row>
          <table:table-cell table:style-name="Table2.A2" office:value-type="string">
            <text:p text:style-name="P15">5.6</text:p>
          </table:table-cell>
          <table:table-cell table:style-name="Table2.A2" office:value-type="string">
            <text:p text:style-name="P15">0.4</text:p>
          </table:table-cell>
          <table:table-cell table:style-name="Table2.A2" office:value-type="string">
            <text:p text:style-name="P15">2.5</text:p>
          </table:table-cell>
          <table:table-cell table:style-name="Table2.D2" office:value-type="string">
            <text:p text:style-name="P15">2.7</text:p>
          </table:table-cell>
        </table:table-row>
      </table:table>
      <text:p text:style-name="P4"/>
      <text:p text:style-name="P9">III. nu_mu mode</text:p>
      <text:p text:style-name="P6">Efficiency:<text:tab/>0.68</text:p>
      <text:p text:style-name="P4">Signal:<text:tab/>129</text:p>
      <text:p text:style-name="P4">Background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2">Total bckg</text:p>
          </table:table-cell>
          <table:table-cell table:style-name="Table3.A1" office:value-type="string">
            <text:p text:style-name="P12">nu_mu NC</text:p>
          </table:table-cell>
          <table:table-cell table:style-name="Table3.C1" office:value-type="string">
            <text:p text:style-name="P12">Cosmic</text:p>
          </table:table-cell>
        </table:table-row>
        <table:table-row>
          <table:table-cell table:style-name="Table3.A2" office:value-type="string">
            <text:p text:style-name="P15">9.29</text:p>
          </table:table-cell>
          <table:table-cell table:style-name="Table3.A2" office:value-type="string">
            <text:p text:style-name="P12">3.46</text:p>
          </table:table-cell>
          <table:table-cell table:style-name="Table3.C2" office:value-type="string">
            <text:p text:style-name="P12">5.83</text:p>
          </table:table-cell>
        </table:table-row>
      </table:table>
      <text:p text:style-name="P4"/>
      <text:p text:style-name="P4"/>
      <text:p text:style-name="P10">I<text:span text:style-name="T2">V</text:span>. <text:span text:style-name="T2">Anti-</text:span>nu_mu mode</text:p>
      <text:p text:style-name="P6">Efficiency:<text:tab/>0.62</text:p>
      <text:p text:style-name="P5">Signal:<text:tab/><text:span text:style-name="T2">39</text:span></text:p>
      <text:p text:style-name="P5">Background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3">Total bckg</text:p>
          </table:table-cell>
          <table:table-cell table:style-name="Table4.A1" office:value-type="string">
            <text:p text:style-name="P13">nu_mu NC</text:p>
          </table:table-cell>
          <table:table-cell table:style-name="Table4.C1" office:value-type="string">
            <text:p text:style-name="P13">Cosmic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5">1.2</text:p>
          </table:table-cell>
          <table:table-cell table:style-name="Table4.C2" office:value-type="string">
            <text:p text:style-name="P13"/>
          </table:table-cell>
        </table:table-row>
      </table:table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NOvA event rates <text:span text:style-name="T2">and efficiency</text:span></text:p>
      <text:p text:style-name="P11"><text:s/>for <text:span text:style-name="T2">53</text:span> x 10^20 POT, NH, \delta_CP = -\pi/2</text:p>
      <text:p text:style-name="P11">(operation until 2024)</text:p>
      <text:p text:style-name="P8"/>
      <text:p text:style-name="P10">I. nu_e mode</text:p>
      <text:p text:style-name="P6">Efficiency:<text:tab/>0.62</text:p>
      <text:p text:style-name="P5">Signal:<text:tab/><text:span text:style-name="T3">288</text:span></text:p>
      <text:p text:style-name="P5">Background:</text:p>
      <text:p text:style-name="P5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13">Total bckg</text:p>
          </table:table-cell>
          <table:table-cell table:style-name="Table5.A1" office:value-type="string">
            <text:p text:style-name="P13">nu_mu CC</text:p>
          </table:table-cell>
          <table:table-cell table:style-name="Table5.A1" office:value-type="string">
            <text:p text:style-name="P13">nu_mu NC</text:p>
          </table:table-cell>
          <table:table-cell table:style-name="Table5.D1" office:value-type="string">
            <text:p text:style-name="P13">nu_e beam</text:p>
          </table:table-cell>
        </table:table-row>
        <table:table-row>
          <table:table-cell table:style-name="Table5.A2" office:value-type="string">
            <text:p text:style-name="P13">20.5</text:p>
          </table:table-cell>
          <table:table-cell table:style-name="Table5.A2" office:value-type="string">
            <text:p text:style-name="P16">6.6</text:p>
          </table:table-cell>
          <table:table-cell table:style-name="Table5.A2" office:value-type="string">
            <text:p text:style-name="P13">39.6</text:p>
          </table:table-cell>
          <table:table-cell table:style-name="Table5.D2" office:value-type="string">
            <text:p text:style-name="P13">42.6</text:p>
          </table:table-cell>
        </table:table-row>
      </table:table>
      <text:p text:style-name="P5"/>
      <text:p text:style-name="P10">II. anti-nu_e mode</text:p>
      <text:p text:style-name="P6">Efficiency:<text:tab/>0.67</text:p>
      <text:p text:style-name="P5">Signal: <text:s/><text:tab/>38.82</text:p>
      <text:p text:style-name="P5">Background:</text:p>
      <text:p text:style-name="P5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13">Total bckg</text:p>
          </table:table-cell>
          <table:table-cell table:style-name="Table6.A1" office:value-type="string">
            <text:p text:style-name="P13">nu_mu CC</text:p>
          </table:table-cell>
          <table:table-cell table:style-name="Table6.A1" office:value-type="string">
            <text:p text:style-name="P13">nu_mu NC</text:p>
          </table:table-cell>
          <table:table-cell table:style-name="Table6.D1" office:value-type="string">
            <text:p text:style-name="P13">nu_e beam</text:p>
          </table:table-cell>
        </table:table-row>
        <table:table-row>
          <table:table-cell table:style-name="Table6.A2" office:value-type="string">
            <text:p text:style-name="P17">33.6</text:p>
          </table:table-cell>
          <table:table-cell table:style-name="Table6.A2" office:value-type="string">
            <text:p text:style-name="P15">2.4</text:p>
          </table:table-cell>
          <table:table-cell table:style-name="Table6.A2" office:value-type="string">
            <text:p text:style-name="P15">15</text:p>
          </table:table-cell>
          <table:table-cell table:style-name="Table6.D2" office:value-type="string">
            <text:p text:style-name="P15">16.2</text:p>
          </table:table-cell>
        </table:table-row>
      </table:table>
      <text:p text:style-name="P5"/>
      <text:p text:style-name="P10">III. nu_mu mode</text:p>
      <text:p text:style-name="P6">Efficiency:<text:tab/>0.68</text:p>
      <text:p text:style-name="P5">Signal:<text:tab/>774</text:p>
      <text:p text:style-name="P5">Background: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3">Total bckg</text:p>
          </table:table-cell>
          <table:table-cell table:style-name="Table7.A1" office:value-type="string">
            <text:p text:style-name="P13">nu_mu NC</text:p>
          </table:table-cell>
          <table:table-cell table:style-name="Table7.C1" office:value-type="string">
            <text:p text:style-name="P13">Cosmic</text:p>
          </table:table-cell>
        </table:table-row>
        <table:table-row>
          <table:table-cell table:style-name="Table7.A2" office:value-type="string">
            <text:p text:style-name="P15">9.29</text:p>
          </table:table-cell>
          <table:table-cell table:style-name="Table7.A2" office:value-type="string">
            <text:p text:style-name="P13">20.76</text:p>
          </table:table-cell>
          <table:table-cell table:style-name="Table7.C2" office:value-type="string">
            <text:p text:style-name="P13">34.98</text:p>
          </table:table-cell>
        </table:table-row>
      </table:table>
      <text:p text:style-name="P5"/>
      <text:p text:style-name="P5"/>
      <text:p text:style-name="P10">I<text:span text:style-name="T2">V</text:span>. <text:span text:style-name="T2">Anti-</text:span>nu_mu mode</text:p>
      <text:p text:style-name="P6">Efficiency:<text:tab/>0.62</text:p>
      <text:p text:style-name="P5">Signal:<text:tab/>234</text:p>
      <text:p text:style-name="P5">Background: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13">Total bckg</text:p>
          </table:table-cell>
          <table:table-cell table:style-name="Table8.A1" office:value-type="string">
            <text:p text:style-name="P13">nu_mu NC</text:p>
          </table:table-cell>
          <table:table-cell table:style-name="Table8.C1" office:value-type="string">
            <text:p text:style-name="P13">Cosmic</text:p>
          </table:table-cell>
        </table:table-row>
        <table:table-row>
          <table:table-cell table:style-name="Table8.A2" office:value-type="string">
            <text:p text:style-name="P14"/>
          </table:table-cell>
          <table:table-cell table:style-name="Table8.A2" office:value-type="string">
            <text:p text:style-name="P15">7.2</text:p>
          </table:table-cell>
          <table:table-cell table:style-name="Table8.C2" office:value-type="string">
            <text:p text:style-name="P13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"><text:span text:style-name="T1">nova</text:span> event rates (<text:span text:style-name="T1">5</text:span>% systematic uncertainties)</text:p>
      <text:p text:style-name="P3">globes -p '0.6013,0.1479,0.7854,-1.57,0.000076,0.0025' -t NOvA.glb </text:p>
      <text:p text:style-name="P3"/>
      <text:p text:style-name="P3"/>
      <text:p text:style-name="P3">--------- #Nu_E_Appearance ---------</text:p>
      <text:p text:style-name="P3"><text:tab/> <text:s text:c="4"/>289.584 ||<text:tab/> <text:s text:c="4"/>289.584<text:tab/></text:p>
      <text:p text:style-name="P3"><text:tab/> <text:s text:c="4"/>89.2835 ||<text:tab/> <text:s text:c="6"/>6.636<text:tab/> <text:s text:c="4"/>39.8156<text:tab/> <text:s text:c="5"/>42.832<text:tab/></text:p>
      <text:p text:style-name="P3"/>
      <text:p text:style-name="P3"><text:tab/></text:p>
      <text:p text:style-name="P3">--------- #Nu_Mu_Disappearance ---------</text:p>
      <text:p text:style-name="P3"><text:tab/> <text:s text:c="4"/>775.367 ||<text:tab/> <text:s text:c="4"/>775.367<text:tab/></text:p>
      <text:p text:style-name="P3"><text:tab/> <text:s text:c="4"/>20.8731 ||<text:tab/> <text:s text:c="4"/>20.8731<text:tab/></text:p>
      <text:p text:style-name="P3"/>
      <text:p text:style-name="P3"><text:tab/></text:p>
      <text:p text:style-name="P3">--------- #Nu_E_Bar_Appearance ---------</text:p>
      <text:p text:style-name="P3"><text:tab/> <text:s text:c="4"/>39.6045 ||<text:tab/> <text:s text:c="4"/>39.6045<text:tab/></text:p>
      <text:p text:style-name="P3"><text:tab/> <text:s text:c="4"/>33.2147 ||<text:tab/> <text:s text:c="4"/>2.22107<text:tab/> <text:s text:c="4"/>14.7024<text:tab/> <text:s text:c="4"/>16.2912<text:tab/></text:p>
      <text:p text:style-name="P3"/>
      <text:p text:style-name="P3"><text:tab/></text:p>
      <text:p text:style-name="P3">--------- #Nu_Mu_Bar_Disappearance ---------</text:p>
      <text:p text:style-name="P3"><text:tab/> <text:s text:c="4"/>236.617 ||<text:tab/> <text:s text:c="4"/>236.617<text:tab/></text:p>
      <text:p text:style-name="P3"><text:tab/> <text:s text:c="4"/>6.99139 ||<text:tab/> <text:s text:c="4"/>6.99139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0:20:46.873281059</meta:creation-date>
    <dc:date>2018-05-31T15:45:40.318829333</dc:date>
    <meta:editing-duration>PT15M42S</meta:editing-duration>
    <meta:editing-cycles>9</meta:editing-cycles>
    <meta:generator>LibreOffice/5.1.6.2$Linux_X86_64 LibreOffice_project/10m0$Build-2</meta:generator>
    <meta:document-statistic meta:table-count="8" meta:image-count="0" meta:object-count="0" meta:page-count="3" meta:paragraph-count="106" meta:word-count="222" meta:character-count="1498" meta:non-whitespace-character-count="1250"/>
  </office:meta>
</office:document-meta>
</file>